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70000090464E1A93C9885D64B.jpg" manifest:media-type="image/jpeg"/>
  <manifest:file-entry manifest:full-path="Pictures/100000000000097800000A6A38F0497D4661BECD.jpg" manifest:media-type="image/jpeg"/>
  <manifest:file-entry manifest:full-path="Pictures/10000000000009CE00000F3598E1EB1BAE798C4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055in" svg:y="-0.7874in" svg:width="7.0882in" svg:height="10.9929in" draw:z-index="2"><draw:image xlink:href="Pictures/10000000000009CE00000F3598E1EB1BAE798C43.jpg" xlink:type="simple" xlink:show="embed" xlink:actuate="onLoad" draw:mime-type="image/jpeg"/></draw:frame></text:p>
      <text:p text:style-name="Standard"><draw:frame draw:style-name="fr1" draw:name="Image2" text:anchor-type="char" svg:x="-0.7764in" svg:y="0.0508in" svg:width="8.4783in" svg:height="9.3244in" draw:z-index="0"><draw:image xlink:href="Pictures/100000000000097800000A6A38F0497D4661BECD.jpg" xlink:type="simple" xlink:show="embed" xlink:actuate="onLoad" draw:mime-type="image/jpeg"/></draw:frame><text:soft-page-break/></text:p>
      <text:p text:style-name="Standard"><draw:frame draw:style-name="fr1" draw:name="Image3" text:anchor-type="char" svg:x="-0.7874in" svg:y="0in" svg:width="8.4366in" svg:height="8.2028in" draw:z-index="1"><draw:image xlink:href="Pictures/10000000000009F70000090464E1A93C9885D64B.jpg" xlink:type="simple" xlink:show="embed" xlink:actuate="onLoad" draw:mime-type="image/jpe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0:07:47.177409996</meta:creation-date>
    <dc:date>2024-06-10T10:12:36.247757725</dc:date>
    <meta:editing-duration>PT4M50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